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officeooo:paragraph-rsid="0016fddf" style:font-size-asian="14pt" style:font-size-complex="14pt"/>
    </style:style>
    <style:style style:name="P2" style:family="paragraph" style:parent-style-name="Standard">
      <style:text-properties fo:font-size="14pt" officeooo:rsid="0017cb90" officeooo:paragraph-rsid="0017cb90" style:font-size-asian="14pt" style:font-size-complex="14pt"/>
    </style:style>
    <style:style style:name="P3" style:family="paragraph" style:parent-style-name="Standard">
      <style:paragraph-properties fo:margin-top="0cm" fo:margin-bottom="0cm" style:contextual-spacing="false" fo:text-align="justify" style:justify-single-word="false"/>
      <style:text-properties fo:font-size="14pt" officeooo:rsid="0017cb90" officeooo:paragraph-rsid="001d7a50" style:font-size-asian="14pt" style:font-size-complex="14pt"/>
    </style:style>
    <style:style style:name="P4" style:family="paragraph" style:parent-style-name="Standard">
      <style:text-properties officeooo:paragraph-rsid="0018ad7c"/>
    </style:style>
    <style:style style:name="P5" style:family="paragraph" style:parent-style-name="Standard">
      <style:paragraph-properties fo:margin-top="0cm" fo:margin-bottom="0cm" style:contextual-spacing="false" fo:text-align="justify" style:justify-single-word="false"/>
      <style:text-properties officeooo:paragraph-rsid="001d7a50"/>
    </style:style>
    <style:style style:name="P6" style:family="paragraph" style:parent-style-name="western">
      <style:paragraph-properties fo:margin-top="0cm" fo:margin-bottom="0cm" style:contextual-spacing="false" fo:text-align="justify" style:justify-single-word="false"/>
      <style:text-properties fo:font-size="14pt" officeooo:rsid="0017cb90" officeooo:paragraph-rsid="0017cb90" style:font-size-asian="14pt" style:font-size-complex="14pt"/>
    </style:style>
    <style:style style:name="P7" style:family="paragraph" style:parent-style-name="western">
      <style:paragraph-properties fo:margin-top="0cm" fo:margin-bottom="0cm" style:contextual-spacing="false" fo:text-align="justify" style:justify-single-word="false"/>
      <style:text-properties fo:font-size="14pt" officeooo:rsid="0017cb90" officeooo:paragraph-rsid="001d7a50" style:font-size-asian="14pt" style:font-size-complex="14pt"/>
    </style:style>
    <style:style style:name="P8" style:family="paragraph" style:parent-style-name="western">
      <style:paragraph-properties fo:margin-top="0cm" fo:margin-bottom="0cm" style:contextual-spacing="false" fo:text-align="justify" style:justify-single-word="false"/>
      <style:text-properties officeooo:paragraph-rsid="001d7a50"/>
    </style:style>
    <style:style style:name="P9" style:family="paragraph" style:parent-style-name="western">
      <style:paragraph-properties fo:margin-top="0cm" fo:margin-bottom="0cm" style:contextual-spacing="false" fo:text-align="justify" style:justify-single-word="false"/>
      <style:text-properties officeooo:rsid="001e9330" officeooo:paragraph-rsid="001e9330"/>
    </style:style>
    <style:style style:name="T1" style:family="text">
      <style:text-properties officeooo:rsid="0015ee3d"/>
    </style:style>
    <style:style style:name="T2" style:family="text">
      <style:text-properties officeooo:rsid="0016fddf"/>
    </style:style>
    <style:style style:name="T3" style:family="text">
      <style:text-properties fo:font-size="14pt" style:font-size-asian="14pt" style:font-size-complex="14pt"/>
    </style:style>
    <style:style style:name="T4" style:family="text">
      <style:text-properties fo:font-size="14pt" officeooo:rsid="0016fddf" style:font-size-asian="14pt" style:font-size-complex="14pt"/>
    </style:style>
    <style:style style:name="T5" style:family="text">
      <style:text-properties fo:font-size="14pt" officeooo:rsid="0018ad7c" style:font-size-asian="14pt" style:font-size-complex="14pt"/>
    </style:style>
    <style:style style:name="T6" style:family="text">
      <style:text-properties fo:font-size="14pt" officeooo:rsid="0017cb90" style:font-size-asian="14pt" style:font-size-complex="14pt"/>
    </style:style>
    <style:style style:name="T7" style:family="text">
      <style:text-properties fo:font-size="14pt" officeooo:rsid="001d7a50" style:font-size-asian="14pt" style:font-size-complex="14pt"/>
    </style:style>
    <style:style style:name="T8" style:family="text">
      <style:text-properties fo:font-size="14pt" fo:font-weight="normal" officeooo:rsid="0018ad7c" style:font-size-asian="14pt" style:font-weight-asian="normal" style:font-size-complex="14pt" style:font-weight-complex="normal"/>
    </style:style>
    <style:style style:name="T9" style:family="text">
      <style:text-properties style:text-position="super 58%"/>
    </style:style>
    <style:style style:name="T10" style:family="text">
      <style:text-properties style:text-position="super 58%" fo:font-size="14pt" style:font-size-asian="14pt" style:font-size-complex="14pt"/>
    </style:style>
    <style:style style:name="T11" style:family="text">
      <style:text-properties officeooo:rsid="0017cb90"/>
    </style:style>
    <style:style style:name="T12" style:family="text">
      <style:text-properties fo:font-weight="normal" style:font-weight-asian="normal" style:font-weight-complex="normal"/>
    </style:style>
    <style:style style:name="T13" style:family="text">
      <style:text-properties fo:font-weight="normal" officeooo:rsid="0018ad7c" style:font-weight-asian="normal" style:font-weight-complex="normal"/>
    </style:style>
    <style:style style:name="T14" style:family="text">
      <style:text-properties officeooo:rsid="0018ad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second part of the S455 experimental campaign was the complementary and well established method to study </text:span><text:span text:style-name="T2">the fission process and its evolution via </text:span><text:span text:style-name="T11">fission through </text:span><text:span text:style-name="T2">Coulomb-excitation energy transfer – </text:span><text:span text:style-name="T11">coulex induced fission - </text:span><text:span text:style-name="T2">aiming for a p</text:span>recise characterization of the fission yields <text:s/><text:span text:style-name="T2">and</text:span> properties of 100 different neutron-deficient exotic isotopes, ranging from iridium (Z = 77) to thorium (Z = 90). These isotopes were produced via the fragmentation of a relativistic <text:s/><text:span text:style-name="T2">1 AGeV </text:span><text:s/><text:span text:style-name="T9">238</text:span>U primary beam <text:s/>and subsequently separated and identified individually using the GSI Fragment Separator (FRS). In the R3B setup, the isotopes were directed onto a segmented lead target, where they were excited to a few MeV above their ground state energy, inducing the fission into two lighter fragments, <text:span text:style-name="T14">which same as for the pilot fission via qfs experiment were identified and tracked within the dedicated R3B detector setup.</text:span></text:p>
      <text:p text:style-name="P1"/>
      <text:p text:style-name="P2">The systematic study of the data collected during ten days of experiment, revealed a transition toward increasingly asymmetric fission in neutron-deficient heavy nuclei This marks the discovery of a new “island of asymmetric fission” in the nuclear chart, characterized by a surprising dominance of light fission fragments with atomic number Z = 36, corresponding to krypton. </text:p>
      <text:p text:style-name="P4"><text:span text:style-name="T5">This discovery culminated in our publication of the Nature paper titled </text:span><text:span text:style-name="T8">„</text:span><text:span text:style-name="T12">An asymmetric fission island driven by shell effects in light fragments“ <text:s/></text:span><text:span text:style-name="T13">[9].</text:span></text:p>
      <text:p text:style-name="P6">This discovery marks a first step toward identifying the extent of a newly observed region in the nuclear chart where asymmetric fission dominates. A series of follow-up experiments is planned at FAIR, which will begin operation in 2027 within the “Early Science” campaign. At the heart of these efforts is the new <text:span text:style-name="Strong_20_Emphasis"><text:span text:style-name="T12">Superconducting Fragment Separator (Super-FRS) –</text:span></text:span> the successor of the currently operating FRS- <text:s/>a major upgrade that will enable the selection and delivery of even rarer and more exotic isotopes. These advancements will be key to mapping this phenomenon in much greater detail and revealing fundamental aspects of nuclear matter under extreme conditions.</text:p>
      <text:p text:style-name="P3">The systematic study of the data collected during ten days of experiment, revealed a transition toward increasingly asymmetric fission in neutron-deficient heavy nuclei This marks the discovery of a new “island of asymmetric fission” in the nuclear chart, characterized by a surprising dominance of light fission fragments with atomic number Z = 36, corresponding to krypton. </text:p>
      <text:p text:style-name="P5"><text:span text:style-name="T6">The significance of this discovery </text:span>was underscored by its publication in <text:span text:style-name="Emphasis">Nature</text:span> under the title <text:span text:style-name="Emphasis">“An asymmetric fission island driven by shell effects in light fragments”</text:span> [9]. This high-impact publication represents a major milestone for the R³B collaboration and a notable recognition of the scientific importance of the experiment.</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8"><text:span text:style-name="T6">The second part of the S455 experimental campaign employed a complementary and well-established method to investigate the fission process and its evolution: fission induced by Coulomb excitation (coulex-induced fission). </text:span>This approach aimed at a precise characterization of fission yields and properties of <text:span text:style-name="T3">100 different neutron-deficient exotic isotopes, ranging from iridium (Z = 77) to thorium (Z = 90). </text:span></text:p>
      <text:p text:style-name="P8"><text:span text:style-name="T3">These isotopes were produced via the fragmentation of a relativistic <text:s/></text:span><text:span text:style-name="T4">1 AGeV </text:span><text:span text:style-name="T3"><text:s/></text:span><text:span text:style-name="T10">238</text:span><text:span text:style-name="T3">U primary beam <text:s/>and subsequently separated and identified individually using the GSI Fragment Separator (FRS). In the R3B setup, the isotopes were directed onto a segmented lead target, where they were excited to a few MeV above their ground state energy, inducing the fission into two lighter fragments, </text:span><text:span text:style-name="T5">which same as for the pilot fission via qfs experiment were identified and tracked within the dedicated R3B detector setup.</text:span></text:p>
      <text:p text:style-name="P3">The systematic study of the data collected during ten days of experiment, revealed a transition toward increasingly asymmetric fission in neutron-deficient heavy nuclei This marks the discovery of a new “island of asymmetric fission” in the nuclear chart, characterized by a surprising dominance of light fission fragments with atomic number Z = 36, corresponding to krypton. <text:s/></text:p>
      <text:p text:style-name="P5"><text:span text:style-name="T6">The significance of this discovery </text:span><text:span text:style-name="T5">was underscored by its publication in </text:span><text:span text:style-name="Emphasis"><text:span text:style-name="T5">Nature</text:span></text:span><text:span text:style-name="T5"> under the title </text:span><text:span text:style-name="Emphasis"><text:span text:style-name="T5">“An asymmetric fission island driven by shell effects in light fragments”</text:span></text:span><text:span text:style-name="T5"> [9].</text:span><text:span text:style-name="T7">TODO: put in real ref+plot asap</text:span><text:span text:style-name="T5"> This high-impact publication represents a major milestone for the R³B collaboration and a notable recognition of the scientific importance of the experiment.</text:span></text:p>
      <text:p text:style-name="P7"><text:span text:style-name="T5">This discovery marks a first step toward identifying the extent of a newly observed region in the nuclear chart where asymmetric fission dominates. A series of follow-up experiments is planned at FAIR, which will begin operation in 2027 within the “Early Science” campaign. At the heart of these efforts is the new </text:span><text:span text:style-name="Strong_20_Emphasis"><text:span text:style-name="T13">Superconducting Fragment Separator (Super-FRS) –</text:span></text:span><text:span text:style-name="T5"> the successor of the currently operating FRS- <text:s/>a major upgrade that will enable the selection and delivery of even rarer and more exotic isotopes. These advancements will be key to mapping this phenomenon in much greater detail and revealing fundamental aspects of nuclear matter under extreme conditions.</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oft-page-break/><text:span text:style-name="T5"/></text:p>
      <text:p text:style-name="P8"><text:span text:style-name="T5"/></text:p>
      <text:p text:style-name="P9"><text:span text:style-name="T5">I</text:span><text:span text:style-name="T3">n the context of this really sucessful experimental S455 campaign and as part of my PhD research project I was closely involved as part of the <text:s/>TUM chair “dense and strange hadronic matter” in the preparation of the experiment - as the TUM group is responsible for the electronics and data-acquisition of the CALIFA calorimeter-, in the actual data taking and experimental shift, and supported the offline analysis – from proper CALIFA data unpacking when operated in the multi-event readout mod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western" style:family="paragraph" style:parent-style-name="Standard">
      <style:paragraph-properties fo:margin-top="0.494cm" fo:margin-bottom="0.494cm" style:contextual-spacing="false"/>
      <style:text-properties style:font-name="Times New Roman" fo:font-family="'Times New Roman'" style:font-family-generic="roman" style:font-pitch="variable"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3:54:16.777693959</meta:creation-date>
    <dc:date>2025-04-30T07:33:45.747906021</dc:date>
    <meta:editing-duration>PT10H38M44S</meta:editing-duration>
    <meta:editing-cycles>3</meta:editing-cycles>
    <meta:generator>LibreOffice/7.3.7.2$Linux_X86_64 LibreOffice_project/30$Build-2</meta:generator>
    <meta:document-statistic meta:table-count="0" meta:image-count="0" meta:object-count="0" meta:page-count="3" meta:paragraph-count="12" meta:word-count="863" meta:character-count="5644" meta:non-whitespace-character-count="4776"/>
  </office:meta>
</office:document-meta>
</file>